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top="0cm" fo:margin-bottom="0.318cm" style:contextual-spacing="false" fo:line-height="120%" fo:orphans="2" fo:widows="2" fo:background-color="#f5f5f5" fo:padding="0.238cm" fo:border="0.06pt solid #c7cdd1"/>
      <style:text-properties fo:font-variant="normal" fo:text-transform="none" fo:color="#2d3b45" loext:opacity="100%" style:font-name="Monaco" fo:letter-spacing="normal" fo:font-style="normal" fo:font-weight="normal"/>
    </style:style>
    <style:style style:name="P2" style:family="paragraph" style:parent-style-name="Preformatted_20_Text">
      <loext:graphic-properties draw:fill="solid" draw:fill-color="#f5f5f5" draw:opacity="100%"/>
      <style:paragraph-properties fo:margin-top="0cm" fo:margin-bottom="0.318cm" style:contextual-spacing="false" fo:line-height="120%" fo:orphans="2" fo:widows="2" fo:background-color="#f5f5f5" fo:padding="0.238cm" fo:border="0.06pt solid #c7cdd1"/>
      <style:text-properties fo:font-variant="normal" fo:text-transform="none" fo:color="#2d3b45" loext:opacity="100%" style:font-name="Monaco" fo:letter-spacing="normal" fo:font-style="normal" fo:font-weight="normal" officeooo:paragraph-rsid="000b3908"/>
    </style:style>
    <style:style style:name="P3" style:family="paragraph" style:parent-style-name="Preformatted_20_Text">
      <style:text-properties fo:font-variant="normal" fo:text-transform="none" fo:color="#2d3b45" loext:opacity="100%" style:font-name="Monaco" fo:letter-spacing="normal" fo:font-style="normal" fo:font-weight="normal" officeooo:rsid="000b3908" officeooo:paragraph-rsid="000b3908"/>
    </style:style>
    <style:style style:name="P4" style:family="paragraph" style:parent-style-name="Preformatted_20_Text">
      <loext:graphic-properties draw:fill="solid" draw:fill-color="#f5f5f5" draw:opacity="100%"/>
      <style:paragraph-properties fo:margin-top="0cm" fo:margin-bottom="0.318cm" style:contextual-spacing="false" fo:line-height="120%" fo:orphans="2" fo:widows="2" fo:background-color="#f5f5f5" fo:padding="0.238cm" fo:border="0.06pt solid #c7cdd1"/>
      <style:text-properties fo:font-variant="normal" fo:text-transform="none" fo:color="#2d3b45" loext:opacity="100%" style:font-name="Monaco" fo:letter-spacing="normal" fo:font-style="normal" fo:font-weight="normal" officeooo:rsid="000b3908" officeooo:paragraph-rsid="000b3908"/>
    </style:style>
    <style:style style:name="P5" style:family="paragraph" style:parent-style-name="Preformatted_20_Text">
      <loext:graphic-properties draw:fill="solid" draw:fill-color="#f5f5f5" draw:opacity="100%"/>
      <style:paragraph-properties fo:margin-top="0cm" fo:margin-bottom="0.318cm" style:contextual-spacing="false" fo:line-height="120%" fo:orphans="2" fo:widows="2" fo:background-color="#f5f5f5" fo:padding="0.238cm" fo:border="0.06pt solid #c7cdd1"/>
      <style:text-properties fo:font-variant="normal" fo:text-transform="none" fo:color="#2d3b45" loext:opacity="100%" fo:letter-spacing="normal"/>
    </style:style>
    <style:style style:name="P6" style:family="paragraph" style:parent-style-name="Preformatted_20_Text">
      <loext:graphic-properties draw:fill="solid" draw:fill-color="#f5f5f5" draw:opacity="100%"/>
      <style:paragraph-properties fo:margin-top="0cm" fo:margin-bottom="0.318cm" style:contextual-spacing="false" fo:line-height="120%" fo:orphans="2" fo:widows="2" fo:background-color="#f5f5f5" fo:padding="0.238cm" fo:border="0.06pt solid #c7cdd1"/>
      <style:text-properties fo:font-variant="normal" fo:text-transform="none" fo:color="#2d3b45" loext:opacity="100%" fo:letter-spacing="normal" officeooo:paragraph-rsid="000eba51"/>
    </style:style>
    <style:style style:name="P7" style:family="paragraph" style:parent-style-name="Preformatted_20_Text">
      <style:text-properties officeooo:rsid="000b3908" officeooo:paragraph-rsid="000b3908"/>
    </style:style>
    <style:style style:name="P8" style:family="paragraph" style:parent-style-name="Standard">
      <style:text-properties officeooo:rsid="0002d623" officeooo:paragraph-rsid="0002d623"/>
    </style:style>
    <style:style style:name="P9" style:family="paragraph" style:parent-style-name="Standard">
      <style:text-properties fo:font-size="16pt" fo:font-weight="bold" officeooo:rsid="0002d623" officeooo:paragraph-rsid="0002d623" style:font-size-asian="16pt" style:font-weight-asian="bold" style:font-size-complex="16pt" style:font-weight-complex="bold"/>
    </style:style>
    <style:style style:name="P10" style:family="paragraph" style:parent-style-name="Standard">
      <style:text-properties officeooo:rsid="00049a18" officeooo:paragraph-rsid="00049a18"/>
    </style:style>
    <style:style style:name="P11" style:family="paragraph" style:parent-style-name="Standard">
      <style:text-properties officeooo:rsid="000b3908" officeooo:paragraph-rsid="000b3908"/>
    </style:style>
    <style:style style:name="P12" style:family="paragraph" style:parent-style-name="Standard">
      <style:text-properties officeooo:rsid="000cd4cb" officeooo:paragraph-rsid="000cd4cb"/>
    </style:style>
    <style:style style:name="T1" style:family="text">
      <style:text-properties officeooo:rsid="00049a18"/>
    </style:style>
    <style:style style:name="T2" style:family="text">
      <style:text-properties officeooo:rsid="0004ef48"/>
    </style:style>
    <style:style style:name="T3" style:family="text">
      <style:text-properties officeooo:rsid="0006368c"/>
    </style:style>
    <style:style style:name="T4" style:family="text">
      <style:text-properties officeooo:rsid="0007c432"/>
    </style:style>
    <style:style style:name="T5" style:family="text">
      <style:text-properties officeooo:rsid="0008e2b3"/>
    </style:style>
    <style:style style:name="T6" style:family="text">
      <style:text-properties officeooo:rsid="000a8813"/>
    </style:style>
    <style:style style:name="T7" style:family="text">
      <style:text-properties fo:font-variant="normal" fo:text-transform="none" fo:color="#2d3b45" loext:opacity="100%" style:font-name="Monaco" fo:letter-spacing="normal" fo:font-style="normal" fo:font-weight="normal"/>
    </style:style>
    <style:style style:name="T8" style:family="text">
      <style:text-properties style:font-name="Monaco" fo:font-style="normal" fo:font-weight="normal"/>
    </style:style>
    <style:style style:name="T9" style:family="text">
      <style:text-properties style:font-name="Monaco" fo:font-style="normal" fo:font-weight="normal" officeooo:rsid="000cd4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rticle Notes</text:p>
      <text:p text:style-name="P8">Topic: JSX Syntax</text:p>
      <text:p text:style-name="P8"/>
      <text:p text:style-name="P8">This article refences 3 key syntax implementations to keep in mind when using JSX. </text:p>
      <text:p text:style-name="P8"/>
      <text:p text:style-name="P8">Example 1 assigns a string value to a variable and then uses curly braces to <text:span text:style-name="T1">imbed</text:span> that variable value into a header tag using JSX. This header tag is being simultaneously stored in another <text:span text:style-name="T1">const element </text:span>variable as well.</text:p>
      <text:p text:style-name="P8"/>
      <text:p text:style-name="P11">Example 1:</text:p>
      <text:p text:style-name="P3"/>
      <text:p text:style-name="P2">const title = 'Hello World';</text:p>
      <text:p text:style-name="P1">const element = &lt;h1&gt;{title}&lt;/h1&gt;;</text:p>
      <text:p text:style-name="P7"><text:span text:style-name="T7"/></text:p>
      <text:p text:style-name="P8"/>
      <text:p text:style-name="P8">Example 2 assigns a key-value pair object to a const variable “user”. Within this assignment the object is given an attribute called “avatarUrl” which is then paired with the string value “<text:a xlink:type="simple" xlink:href="https://example.com/img/png" text:style-name="Internet_20_link" text:visited-style-name="Visited_20_Internet_20_Link">https://example.com/img/png</text:a>.” Next, the <text:span text:style-name="T1">the object’s “avatarUrl” property is imbeded into an HTML img tag which is being stored in another const element variable.</text:span></text:p>
      <text:p text:style-name="P8"/>
      <text:p text:style-name="P11">Example 2:</text:p>
      <text:p text:style-name="P4">const user = {avatarUrl: 'https://example.com/img.png'};</text:p>
      <text:p text:style-name="P1">const element = &lt;img src={user.avatarUrl}&gt;&lt;/img&gt;;</text:p>
      <text:p text:style-name="P11"/>
      <text:p text:style-name="P8"/>
      <text:p text:style-name="P10">Example 3 declares and defines a const element object containing an HTML header tag with the className of “gre<text:span text:style-name="T2">e</text:span>ting” assigned to it. When using JSX, it is important to remember that <text:span text:style-name="T3">if</text:span> we are implementing a specific class, we <text:span text:style-name="T4">must </text:span>instead use the keyword “className” in place of “class”. <text:span text:style-name="T5">Notice that “className” is camelCase as this is the necessary syntax when coding in JSX. </text:span><text:span text:style-name="T6">Within the header is the simple text “Hello, world!” </text:span></text:p>
      <text:p text:style-name="P10"/>
      <text:p text:style-name="P12">Example 3:</text:p>
      <text:p text:style-name="P6"><text:span text:style-name="T9">const element = (</text:span><text:span text:style-name="T8"> </text:span></text:p>
      <text:p text:style-name="P6"><text:span text:style-name="T8"><text:s text:c="4"/>&lt;h1 className="greeting"&gt;</text:span></text:p>
      <text:p text:style-name="P5"><text:span text:style-name="T8"><text:s text:c="8"/>Hello, world!</text:span></text:p>
      <text:p text:style-name="P5"><text:span text:style-name="T8"><text:s text:c="4"/>&lt;/h1&gt;</text:span></text:p>
      <text:p text:style-name="P1">);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01:00:33.455994696</meta:creation-date>
    <dc:date>2023-04-30T01:27:37.102372963</dc:date>
    <meta:editing-duration>PT14M49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20" meta:character-count="1390" meta:non-whitespace-character-count="1169"/>
  </office:meta>
</office:document-meta>
</file>